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6.6931in" style:rel-column-width="65535*"/>
    </style:style>
    <style:style style:name="Table1.1" style:family="table-row">
      <style:table-row-properties style:min-row-height="3.3868in"/>
    </style:style>
    <style:style style:name="Table1.A1" style:family="table-cell">
      <style:table-cell-properties fo:padding="0.0382in" fo:border="none"/>
    </style:style>
    <style:style style:name="Table1.4" style:family="table-row">
      <style:table-row-properties style:min-row-height="1.3611in"/>
    </style:style>
    <style:style style:name="P1" style:family="paragraph" style:parent-style-name="Header">
      <style:paragraph-properties fo:text-align="center" style:justify-single-word="false"/>
      <style:text-properties officeooo:rsid="0021be11" officeooo:paragraph-rsid="0021be11"/>
    </style:style>
    <style:style style:name="P2" style:family="paragraph" style:parent-style-name="Header">
      <style:paragraph-properties fo:text-align="center" style:justify-single-word="false"/>
      <style:text-properties officeooo:rsid="003d7e09" officeooo:paragraph-rsid="003d7e09"/>
    </style:style>
    <style:style style:name="P3" style:family="paragraph" style:parent-style-name="Footer">
      <style:paragraph-properties fo:text-align="center" style:justify-single-word="false"/>
      <style:text-properties officeooo:rsid="0021be11" officeooo:paragraph-rsid="0021be11"/>
    </style:style>
    <style:style style:name="P4" style:family="paragraph" style:parent-style-name="Standard">
      <style:text-properties officeooo:rsid="001f73a2" officeooo:paragraph-rsid="001f73a2"/>
    </style:style>
    <style:style style:name="P5" style:family="paragraph" style:parent-style-name="Heading">
      <style:paragraph-properties fo:text-align="end" style:justify-single-word="false"/>
    </style:style>
    <style:style style:name="P6" style:family="paragraph" style:parent-style-name="Heading">
      <style:paragraph-properties fo:text-align="end" style:justify-single-word="false"/>
      <style:text-properties officeooo:rsid="0026bdc9" officeooo:paragraph-rsid="0026bdc9"/>
    </style:style>
    <style:style style:name="P7" style:family="paragraph" style:parent-style-name="Title">
      <style:text-properties officeooo:rsid="007a55ab" officeooo:paragraph-rsid="00837658"/>
    </style:style>
    <style:style style:name="P8" style:family="paragraph" style:parent-style-name="First_20_line_20_indent">
      <style:text-properties officeooo:rsid="0085c43a" officeooo:paragraph-rsid="0085c43a"/>
    </style:style>
    <style:style style:name="P9" style:family="paragraph" style:parent-style-name="First_20_line_20_indent">
      <style:text-properties officeooo:rsid="0085c43a" officeooo:paragraph-rsid="0095a812"/>
    </style:style>
    <style:style style:name="P10" style:family="paragraph" style:parent-style-name="First_20_line_20_indent">
      <style:text-properties officeooo:rsid="009687ff" officeooo:paragraph-rsid="009687ff"/>
    </style:style>
    <style:style style:name="P11" style:family="paragraph" style:parent-style-name="Heading_20_1">
      <style:paragraph-properties fo:break-before="page"/>
      <style:text-properties officeooo:rsid="007a55ab" officeooo:paragraph-rsid="008476c7"/>
    </style:style>
    <style:style style:name="P12" style:family="paragraph" style:parent-style-name="Contents_20_Heading">
      <style:paragraph-properties fo:break-before="page"/>
    </style:style>
    <style:style style:name="P13" style:family="paragraph" style:parent-style-name="Heading_20_2">
      <style:text-properties officeooo:rsid="006a0f55"/>
    </style:style>
    <style:style style:name="P14" style:family="paragraph" style:parent-style-name="Heading_20_2">
      <style:text-properties officeooo:paragraph-rsid="0081a00a"/>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rsid="00876791" officeooo:paragraph-rsid="00876791"/>
    </style:style>
    <style:style style:name="P17" style:family="paragraph" style:parent-style-name="Heading_20_2">
      <style:paragraph-properties fo:break-before="page"/>
      <style:text-properties officeooo:paragraph-rsid="0095a812"/>
    </style:style>
    <style:style style:name="P18" style:family="paragraph" style:parent-style-name="Heading_20_2">
      <style:paragraph-properties fo:break-before="page"/>
      <style:text-properties officeooo:rsid="0096e0a9" officeooo:paragraph-rsid="0096e0a9"/>
    </style:style>
    <style:style style:name="P19" style:family="paragraph" style:parent-style-name="Heading_20_3">
      <style:text-properties officeooo:rsid="008c0caf" officeooo:paragraph-rsid="008c0caf"/>
    </style:style>
    <style:style style:name="P20" style:family="paragraph" style:parent-style-name="Heading_20_3">
      <style:text-properties officeooo:paragraph-rsid="0095a812"/>
    </style:style>
    <style:style style:name="P21" style:family="paragraph" style:parent-style-name="Heading_20_3">
      <style:text-properties officeooo:paragraph-rsid="00b2b07f"/>
    </style:style>
    <style:style style:name="P22" style:family="paragraph" style:parent-style-name="Heading_20_3">
      <style:text-properties officeooo:paragraph-rsid="00b74f69"/>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b2b07f"/>
    </style:style>
    <style:style style:name="P25" style:family="paragraph" style:parent-style-name="Heading_20_3">
      <style:paragraph-properties fo:break-before="page"/>
      <style:text-properties officeooo:paragraph-rsid="00b568d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First_20_line_20_indent" style:list-style-name="L2">
      <style:text-properties officeooo:rsid="008476c7" officeooo:paragraph-rsid="008476c7"/>
    </style:style>
    <style:style style:name="P28" style:family="paragraph" style:parent-style-name="First_20_line_20_indent" style:list-style-name="L5">
      <style:text-properties officeooo:rsid="008c0caf" officeooo:paragraph-rsid="008c0caf"/>
    </style:style>
    <style:style style:name="P29" style:family="paragraph" style:parent-style-name="First_20_line_20_indent">
      <style:text-properties officeooo:rsid="008c0caf" officeooo:paragraph-rsid="008c0caf"/>
    </style:style>
    <style:style style:name="P30" style:family="paragraph" style:parent-style-name="First_20_line_20_indent" style:list-style-name="L5">
      <style:text-properties officeooo:paragraph-rsid="008c0caf"/>
    </style:style>
    <style:style style:name="P31" style:family="paragraph" style:parent-style-name="First_20_line_20_indent" style:list-style-name="L6">
      <style:text-properties officeooo:rsid="0085c43a" officeooo:paragraph-rsid="0095a812"/>
    </style:style>
    <style:style style:name="P32" style:family="paragraph" style:parent-style-name="First_20_line_20_indent">
      <style:text-properties officeooo:rsid="0085c43a" officeooo:paragraph-rsid="0095a812"/>
    </style:style>
    <style:style style:name="P33" style:family="paragraph" style:parent-style-name="First_20_line_20_indent">
      <style:text-properties officeooo:rsid="008deda8" officeooo:paragraph-rsid="0095a812"/>
    </style:style>
    <style:style style:name="P34" style:family="paragraph" style:parent-style-name="First_20_line_20_indent" style:list-style-name="L8"/>
    <style:style style:name="P35" style:family="paragraph" style:parent-style-name="First_20_line_20_indent" style:list-style-name="L9">
      <style:text-properties officeooo:paragraph-rsid="009b3bb9"/>
    </style:style>
    <style:style style:name="P36" style:family="paragraph" style:parent-style-name="First_20_line_20_indent" style:list-style-name="L9">
      <style:text-properties officeooo:paragraph-rsid="009c8dbc"/>
    </style:style>
    <style:style style:name="P37" style:family="paragraph" style:parent-style-name="First_20_line_20_indent" style:list-style-name="L9">
      <style:text-properties officeooo:paragraph-rsid="009e274c"/>
    </style:style>
    <style:style style:name="P38" style:family="paragraph" style:parent-style-name="First_20_line_20_indent" style:list-style-name="L9">
      <style:text-properties fo:language="en" fo:country="US" fo:font-weight="normal" officeooo:rsid="0099a1ab" officeooo:paragraph-rsid="0099a1ab" style:font-weight-asian="normal" style:font-weight-complex="normal"/>
    </style:style>
    <style:style style:name="P39" style:family="paragraph" style:parent-style-name="First_20_line_20_indent" style:list-style-name="L9">
      <style:text-properties fo:language="en" fo:country="US" fo:font-weight="normal" officeooo:rsid="0099aba8" officeooo:paragraph-rsid="0099aba8" style:font-weight-asian="normal" style:font-weight-complex="normal"/>
    </style:style>
    <style:style style:name="P40" style:family="paragraph" style:parent-style-name="First_20_line_20_indent" style:list-style-name="L9">
      <style:text-properties fo:language="en" fo:country="US" fo:font-weight="normal" officeooo:rsid="009b3bb9" officeooo:paragraph-rsid="009b3bb9" style:font-weight-asian="normal" style:font-weight-complex="normal"/>
    </style:style>
    <style:style style:name="P41" style:family="paragraph" style:parent-style-name="First_20_line_20_indent" style:list-style-name="L9">
      <style:text-properties officeooo:rsid="009b3bb9" officeooo:paragraph-rsid="009b3bb9"/>
    </style:style>
    <style:style style:name="P42" style:family="paragraph" style:parent-style-name="First_20_line_20_indent" style:list-style-name="L10">
      <style:text-properties officeooo:rsid="00971073" officeooo:paragraph-rsid="00971073"/>
    </style:style>
    <style:style style:name="P43" style:family="paragraph" style:parent-style-name="First_20_line_20_indent" style:list-style-name="L10">
      <style:text-properties officeooo:rsid="0098c667" officeooo:paragraph-rsid="0098c667"/>
    </style:style>
    <style:style style:name="P44" style:family="paragraph" style:parent-style-name="First_20_line_20_indent">
      <style:text-properties fo:font-size="14pt" officeooo:rsid="008476c7" officeooo:paragraph-rsid="008476c7" style:font-size-asian="14pt" style:font-size-complex="14pt"/>
    </style:style>
    <style:style style:name="P45" style:family="paragraph" style:parent-style-name="First_20_line_20_indent" style:list-style-name="L1">
      <style:text-properties fo:font-size="14pt" officeooo:rsid="008476c7" officeooo:paragraph-rsid="008476c7" style:font-size-asian="14pt" style:font-size-complex="14pt"/>
    </style:style>
    <style:style style:name="P46" style:family="paragraph" style:parent-style-name="First_20_line_20_indent" style:list-style-name="L2">
      <style:text-properties fo:font-size="14pt" officeooo:rsid="008476c7" officeooo:paragraph-rsid="008476c7" style:font-size-asian="14pt" style:font-size-complex="14pt"/>
    </style:style>
    <style:style style:name="P47" style:family="paragraph" style:parent-style-name="First_20_line_20_indent">
      <style:text-properties fo:font-size="14pt" officeooo:rsid="00876791" officeooo:paragraph-rsid="00876791" style:font-size-asian="14pt" style:font-size-complex="14pt"/>
    </style:style>
    <style:style style:name="P48" style:family="paragraph" style:parent-style-name="First_20_line_20_indent" style:list-style-name="L3">
      <style:text-properties fo:font-size="14pt" officeooo:rsid="00876791" officeooo:paragraph-rsid="00876791" style:font-size-asian="14pt" style:font-size-complex="14pt"/>
    </style:style>
    <style:style style:name="P49" style:family="paragraph" style:parent-style-name="First_20_line_20_indent" style:list-style-name="L4">
      <style:text-properties fo:font-size="14pt" officeooo:rsid="008c0caf" officeooo:paragraph-rsid="008c0caf" style:font-size-asian="14pt" style:font-size-complex="14pt"/>
    </style:style>
    <style:style style:name="P50" style:family="paragraph" style:parent-style-name="First_20_line_20_indent">
      <style:text-properties fo:font-size="14pt" fo:font-weight="normal" officeooo:rsid="008c0caf" officeooo:paragraph-rsid="008c0caf" style:font-size-asian="14pt" style:font-weight-asian="normal" style:font-size-complex="14pt" style:font-weight-complex="normal"/>
    </style:style>
    <style:style style:name="P51" style:family="paragraph" style:parent-style-name="First_20_line_20_indent">
      <style:text-properties officeooo:paragraph-rsid="008c0caf"/>
    </style:style>
    <style:style style:name="P52" style:family="paragraph" style:parent-style-name="First_20_line_20_indent">
      <style:text-properties officeooo:paragraph-rsid="0085c43a"/>
    </style:style>
    <style:style style:name="P53" style:family="paragraph" style:parent-style-name="First_20_line_20_indent">
      <style:text-properties officeooo:paragraph-rsid="00b2b07f"/>
    </style:style>
    <style:style style:name="P54" style:family="paragraph" style:parent-style-name="First_20_line_20_indent">
      <style:text-properties officeooo:rsid="00b2b07f" officeooo:paragraph-rsid="00b2b07f"/>
    </style:style>
    <style:style style:name="P55" style:family="paragraph" style:parent-style-name="First_20_line_20_indent">
      <style:text-properties officeooo:paragraph-rsid="0095a812"/>
    </style:style>
    <style:style style:name="P56" style:family="paragraph" style:parent-style-name="First_20_line_20_indent">
      <style:text-properties officeooo:paragraph-rsid="00b74f69"/>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fo:font-weight="normal" officeooo:rsid="009b3bb9" style:font-weight-asian="normal" style:font-weight-complex="normal"/>
    </style:style>
    <style:style style:name="T2" style:family="text">
      <style:text-properties officeooo:rsid="00837658"/>
    </style:style>
    <style:style style:name="T3" style:family="text">
      <style:text-properties officeooo:rsid="008476c7"/>
    </style:style>
    <style:style style:name="T4" style:family="text">
      <style:text-properties officeooo:rsid="0085c43a"/>
    </style:style>
    <style:style style:name="T5" style:family="text">
      <style:text-properties officeooo:rsid="009c8dbc"/>
    </style:style>
    <style:style style:name="T6" style:family="text">
      <style:text-properties officeooo:rsid="009e274c"/>
    </style:style>
    <style:style style:name="T7" style:family="text">
      <style:text-properties fo:font-size="14pt" style:font-size-asian="14pt" style:font-size-complex="14pt"/>
    </style:style>
    <style:style style:name="T8" style:family="text">
      <style:text-properties fo:font-size="14pt" officeooo:rsid="008c0caf" style:font-size-asian="14pt" style:font-size-complex="14pt"/>
    </style:style>
    <style:style style:name="T9" style:family="text">
      <style:text-properties fo:font-size="14pt" officeooo:rsid="0085c43a" style:font-size-asian="14pt" style:font-size-complex="14pt"/>
    </style:style>
    <style:style style:name="T10" style:family="text">
      <style:text-properties officeooo:rsid="006a0f55"/>
    </style:style>
    <style:style style:name="T11" style:family="text">
      <style:text-properties officeooo:rsid="008c0ca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able_20_Contents"/>
          </table:table-cell>
        </table:table-row>
        <table:table-row>
          <table:table-cell table:style-name="Table1.A1" office:value-type="string">
            <text:p text:style-name="P7">Computer <text:span text:style-name="T2">architecture</text:span></text:p>
          </table:table-cell>
        </table:table-row>
        <table:table-row>
          <table:table-cell table:style-name="Table1.A1" office:value-type="string">
            <text:p text:style-name="Subtitle"/>
          </table:table-cell>
        </table:table-row>
        <table:table-row table:style-name="Table1.4">
          <table:table-cell table:style-name="Table1.A1" office:value-type="string">
            <text:p text:style-name="Table_20_Contents"/>
          </table:table-cell>
        </table:table-row>
        <table:table-row>
          <table:table-cell table:style-name="Table1.A1" office:value-type="string">
            <text:p text:style-name="P5">Prepared by</text:p>
          </table:table-cell>
        </table:table-row>
        <table:table-row>
          <table:table-cell table:style-name="Table1.A1" office:value-type="string">
            <text:p text:style-name="P6">Lutov V. S.</text:p>
          </table:table-cell>
        </table:table-row>
        <table:table-row>
          <table:table-cell table:style-name="Table1.A1" office:value-type="string">
            <text:p text:style-name="P5">Group 204</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26"><text:a xlink:type="simple" xlink:href="#__RefHeading__555_244777713" text:style-name="Index_20_Link" text:visited-style-name="Index_20_Link">Computer architecture<text:tab/>3</text:a></text:p>
          <text:p text:style-name="P57"><text:a xlink:type="simple" xlink:href="#__RefHeading__557_244777713" text:style-name="Index_20_Link" text:visited-style-name="Index_20_Link">Introduction<text:tab/>3</text:a></text:p>
          <text:p text:style-name="P57"><text:a xlink:type="simple" xlink:href="#__RefHeading__591_842860221" text:style-name="Index_20_Link" text:visited-style-name="Index_20_Link">Instruction set<text:tab/>4</text:a></text:p>
          <text:p text:style-name="P57"><text:a xlink:type="simple" xlink:href="#__RefHeading__550_842860221" text:style-name="Index_20_Link" text:visited-style-name="Index_20_Link">Microarchitecture<text:tab/>4</text:a></text:p>
          <text:p text:style-name="P58"><text:a xlink:type="simple" xlink:href="#__RefHeading__618_842860221" text:style-name="Index_20_Link" text:visited-style-name="Index_20_Link">Relation to instruction set architecture<text:tab/>5</text:a></text:p>
          <text:p text:style-name="P58"><text:a xlink:type="simple" xlink:href="#__RefHeading__648_842860221" text:style-name="Index_20_Link" text:visited-style-name="Index_20_Link">Simplified descriptions<text:tab/>5</text:a></text:p>
          <text:p text:style-name="P58"><text:a xlink:type="simple" xlink:href="#__RefHeading__665_842860221" text:style-name="Index_20_Link" text:visited-style-name="Index_20_Link">Aspects of microarchitecture<text:tab/>6</text:a></text:p>
          <text:p text:style-name="P57"><text:a xlink:type="simple" xlink:href="#__RefHeading__1334_842860221" text:style-name="Index_20_Link" text:visited-style-name="Index_20_Link">Implementation<text:tab/>7</text:a></text:p>
          <text:p text:style-name="P58"><text:a xlink:type="simple" xlink:href="#__RefHeading__667_842860221" text:style-name="Index_20_Link" text:visited-style-name="Index_20_Link">Complex instruction set computer<text:tab/>7</text:a></text:p>
          <text:p text:style-name="P58"><text:a xlink:type="simple" xlink:href="#__RefHeading__554_842860221" text:style-name="Index_20_Link" text:visited-style-name="Index_20_Link">Reduced instruction set computer<text:tab/>7</text:a></text:p>
          <text:p text:style-name="P57"><text:a xlink:type="simple" xlink:href="#__RefHeading__449_1340938842" text:style-name="Index_20_Link" text:visited-style-name="Index_20_Link">Micro-Architectural Concepts<text:tab/>8</text:a></text:p>
          <text:p text:style-name="P58"><text:a xlink:type="simple" xlink:href="#__RefHeading__1299_842860221" text:style-name="Index_20_Link" text:visited-style-name="Index_20_Link">Instruction Set choice<text:tab/>8</text:a></text:p>
          <text:p text:style-name="P58"><text:a xlink:type="simple" xlink:href="#__RefHeading__1301_842860221" text:style-name="Index_20_Link" text:visited-style-name="Index_20_Link">Instruction pipelining<text:tab/>9</text:a></text:p>
          <text:p text:style-name="P58"><text:a xlink:type="simple" xlink:href="#__RefHeading__1303_842860221" text:style-name="Index_20_Link" text:visited-style-name="Index_20_Link">Cache<text:tab/>9</text:a></text:p>
          <text:p text:style-name="P58"><text:a xlink:type="simple" xlink:href="#__RefHeading__1305_842860221" text:style-name="Index_20_Link" text:visited-style-name="Index_20_Link">Branch Prediction and Speculative execution<text:tab/>10</text:a></text:p>
          <text:p text:style-name="P58"><text:a xlink:type="simple" xlink:href="#__RefHeading__1307_842860221" text:style-name="Index_20_Link" text:visited-style-name="Index_20_Link">Out-of-order execution<text:tab/>10</text:a></text:p>
          <text:p text:style-name="P58"><text:a xlink:type="simple" xlink:href="#__RefHeading__1309_842860221" text:style-name="Index_20_Link" text:visited-style-name="Index_20_Link">Superscalar<text:tab/>11</text:a></text:p>
          <text:p text:style-name="P58"><text:a xlink:type="simple" xlink:href="#__RefHeading__1311_842860221" text:style-name="Index_20_Link" text:visited-style-name="Index_20_Link">Register renaming<text:tab/>11</text:a></text:p>
          <text:p text:style-name="P58"><text:a xlink:type="simple" xlink:href="#__RefHeading__451_1340938842" text:style-name="Index_20_Link" text:visited-style-name="Index_20_Link">Multiprocessing and multithreading<text:tab/>12</text:a></text:p>
          <text:p text:style-name="P57"><text:a xlink:type="simple" xlink:href="#__RefHeading__556_842860221" text:style-name="Index_20_Link" text:visited-style-name="Index_20_Link">Conclusion<text:tab/>12</text:a></text:p>
          <text:p text:style-name="P57"><text:a xlink:type="simple" xlink:href="#__RefHeading__477_1684456359" text:style-name="Index_20_Link" text:visited-style-name="Index_20_Link">Key vocabulary:<text:tab/>13</text:a></text:p>
          <text:p text:style-name="P57"><text:a xlink:type="simple" xlink:href="#__RefHeading__1284_2063401007" text:style-name="Index_20_Link" text:visited-style-name="Index_20_Link">References<text:tab/>13</text:a></text:p>
        </text:index-body>
      </text:table-of-content>
      <text:p text:style-name="P4"/>
      <text:h text:style-name="P11" text:outline-level="1"><text:bookmark-start text:name="__RefHeading__555_244777713"/>Computer <text:span text:style-name="T3">architecture</text:span><text:bookmark-end text:name="__RefHeading__555_244777713"/></text:h>
      <text:p text:style-name="P44">In computer engineering, computer architecture is the conceptual design and fundamental operational structure of a computer system. It is the technical drawings and functional description of all design requirements (especially speeds and interconnections), it is how to design and implement various parts of a computer — focusing largely on the way by which the central processing unit (CPU) operates internally and how it accesses addresses in memory.</text:p>
      <text:p text:style-name="P44">It can be defined as the science and art of selecting and interconnecting hardware components to create computers that meet functional, performance and cost goals.</text:p>
      <text:h text:style-name="Heading_20_2" text:outline-level="2"><text:bookmark-start text:name="__RefHeading__557_244777713"/>Introduction<text:bookmark-end text:name="__RefHeading__557_244777713"/></text:h>
      <text:p text:style-name="P44">Computer architecture includes at least three main subcategories:</text:p>
      <text:list xml:id="list4773269378847145253" text:style-name="L1">
        <text:list-item>
          <text:p text:style-name="P45">Instruction set architecture, or ISA, is the abstract model of a computing system that is seen by a machine language (or assembly language) programmer, including the instruction set, memory address modes, processor registers, and address and data formats.</text:p>
        </text:list-item>
        <text:list-item>
          <text:p text:style-name="P45">Microarchitecture, also known as Computer organization is a lower level, a detailed description of the system that is sufficient for completely describing the operation of all parts of the computing system, and how they are inter-connected and inter-operate in order to implement the ISA. The size of a computer's cache for instance, is an organizational issue that generally has nothing to do with the ISA.</text:p>
        </text:list-item>
        <text:list-item>
          <text:p text:style-name="P45">System Design which includes all of the other hardware components within a computing system such as:</text:p>
        </text:list-item>
      </text:list>
      <text:list xml:id="list5759709980070785127" text:style-name="L2">
        <text:list-item>
          <text:list>
            <text:list-item>
              <text:p text:style-name="P46">System interconnects such as computer buses and switches.</text:p>
            </text:list-item>
            <text:list-item>
              <text:p text:style-name="P46">Memory controllers and hierarchies.</text:p>
            </text:list-item>
            <text:list-item>
              <text:p text:style-name="P46">CPU off-load mechanisms such as direct memory access.</text:p>
            </text:list-item>
            <text:list-item>
              <text:p text:style-name="P27"><text:span text:style-name="T7">Issues like multi-processing.</text:span></text:p>
            </text:list-item>
          </text:list>
        </text:list-item>
      </text:list>
      <text:h text:style-name="P16" text:outline-level="2"><text:bookmark-start text:name="__RefHeading__591_842860221"/>Instruction set<text:bookmark-end text:name="__RefHeading__591_842860221"/></text:h>
      <text:p text:style-name="P47">An instruction set is a list of all the instructions with all their variations, that a processor can execute.</text:p>
      <text:p text:style-name="P47">Instructions include:</text:p>
      <text:list xml:id="list2843027933440816632" text:style-name="L3">
        <text:list-item>
          <text:p text:style-name="P48">Arithmetic such as add and subtract</text:p>
        </text:list-item>
        <text:list-item>
          <text:p text:style-name="P48">Logic instructions such as and, or, and not</text:p>
        </text:list-item>
        <text:list-item>
          <text:p text:style-name="P48">Data instructions such as move, input, output, load, and store</text:p>
        </text:list-item>
        <text:list-item>
          <text:p text:style-name="P48">Control flow instructions such as goto, if ... goto, call, and return.</text:p>
        </text:list-item>
      </text:list>
      <text:p text:style-name="P47">An instruction set, or instruction set architecture (ISA), is the part of the computer architecture related to programming, including the native data types, instructions, registers, addressing modes, memory architecture, interrupt and exception handling, and external I/O. An ISA includes a specification of the set of opcodes (machine language), the native commands implemented by a particular CPU design.</text:p>
      <text:h text:style-name="Heading_20_2" text:outline-level="2"><text:bookmark-start text:name="__RefHeading__550_842860221"/>Microarchitecture<text:bookmark-end text:name="__RefHeading__550_842860221"/></text:h>
      <text:p text:style-name="P8">I<text:span text:style-name="T7">n computer engineering, microarchitecture (sometime abbreviated to µarch or uarch) is a description of the electrical circuitry of a computer, central processing unit, or digital signal processor that is sufficient for completely describing the operation of the hardware.</text:span></text:p>
      <text:p text:style-name="P52"><text:span text:style-name="T9">In academic circles, the term computer organization is used, while in the computer industry, the term microarchitecture is more often used. Microarchitecture and instruction set architecture (ISA) together constitute the field of computer architecture.</text:span></text:p>
      <text:h text:style-name="P24" text:outline-level="3"><text:bookmark-start text:name="__RefHeading__618_842860221"/>Relation to instruction set architecture<text:bookmark-end text:name="__RefHeading__618_842860221"/></text:h>
      <text:p text:style-name="P50">The microarchitecture is related to, but not the same as, the instruction set architecture. The microarchitecture (or computer organization) is mainly a lower level structure and therefore manage a large number of details that are hidden in the programming model. It describes the inside parts of the processor and how they work together in order to implement the architectural specification.</text:p>
      <text:p text:style-name="P50">Microarchitectual elements may be everything from single logic gates, to registers, lookup tables, multiplexers, counters, etc., to complete ALUs, FPUs and even larger elements.</text:p>
      <text:p text:style-name="P29"><text:span text:style-name="T7">A few important points:</text:span></text:p>
      <text:list xml:id="list7659230620281184616" text:style-name="L4">
        <text:list-item>
          <text:p text:style-name="P49">A single microarchitecture, especially if it includes microcode, can be used to implement many different instruction sets, by means of changing the control store. This can be quite complicated however, even when simplified by microcode and/or table structures in ROMs or PLAs.</text:p>
        </text:list-item>
        <text:list-item>
          <text:p text:style-name="P49">Two machines may have the same microarchitecture, and so the same block diagram, but completely different hardware implementations. This manages both the level of the electronic circuitry and even more the physical level of manufacturing (of both ICs and/or discrete components).</text:p>
        </text:list-item>
        <text:list-item>
          <text:p text:style-name="P49">Machines with different microarchitectures may have the same instruction set architecture, and so both are capable of executing the same programs. New microarchitectures and/or circuitry solutions, along with advances in semiconductor manufacturing, are what allows newer generations of processors to achieve higher performance.</text:p>
        </text:list-item>
      </text:list>
      <text:h text:style-name="P19" text:outline-level="3"><text:bookmark-start text:name="__RefHeading__648_842860221"/>Simplified descriptions<text:bookmark-end text:name="__RefHeading__648_842860221"/></text:h>
      <text:p text:style-name="P51"><text:span text:style-name="T8">A very simplified high level description — common in marketing — may show only fairly basic characteristics, such as bus-widths, along with various types of execution units and other large systems, such as branch prediction and cache memories, pictured as simple blocks — perhaps with some important attributes or characteristics noted. Some details regarding pipeline structure (like fetch, decode, assign, execute, write-back) may sometimes also be included.</text:span></text:p>
      <text:h text:style-name="P21" text:outline-level="3"><text:bookmark-start text:name="__RefHeading__665_842860221"/><text:soft-page-break/>Aspects of microarchitecture<text:bookmark-end text:name="__RefHeading__665_842860221"/></text:h>
      <text:p text:style-name="First_20_line_20_indent">The pipelined datapath is the most commonly used datapath design in microarchitecture today. This technique is used in most modern microprocessors, microcontrollers, and DSPs.</text:p>
      <text:p text:style-name="P29">Unlike architectural design, where achieving a specific performance level is the main goal, microarchitectural design pays closer attention to other constraints. Since microarchitecture design decisions directly affect what goes into a system, attention must be paid to such issues as:</text:p>
      <text:list xml:id="list4109863541057598537" text:style-name="L5">
        <text:list-item>
          <text:p text:style-name="P28">Chip area/cost</text:p>
        </text:list-item>
        <text:list-item>
          <text:p text:style-name="P28">Power consumption</text:p>
        </text:list-item>
        <text:list-item>
          <text:p text:style-name="P28">Logic complexity</text:p>
        </text:list-item>
        <text:list-item>
          <text:p text:style-name="P28">Ease of connectivity</text:p>
        </text:list-item>
        <text:list-item>
          <text:p text:style-name="P28">Manufacturability</text:p>
        </text:list-item>
        <text:list-item>
          <text:p text:style-name="P28">Ease of debugging</text:p>
        </text:list-item>
        <text:list-item>
          <text:p text:style-name="P30"><text:span text:style-name="T11">Testability</text:span></text:p>
          <text:p text:style-name="P30"/>
        </text:list-item>
      </text:list>
      <text:h text:style-name="P17" text:outline-level="2"><text:bookmark-start text:name="__RefHeading__1334_842860221"/>Implementation<text:bookmark-end text:name="__RefHeading__1334_842860221"/></text:h>
      <text:p text:style-name="P9">Once both ISA and microarchitecture has been specified, the actual computing system needs to be designed into hardware. This design process is called implementation. Implementation is usually a hardware engineering design process.</text:p>
      <text:p text:style-name="P9">Implementation can be further broken down into three but not fully separate pieces:</text:p>
      <text:list xml:id="list5809254099079073623" text:style-name="L6">
        <text:list-item>
          <text:p text:style-name="P31">Logic Implementation: Design of blocks defined in the microarchitecture, mainly, at the register-transfer and gate levels.</text:p>
        </text:list-item>
        <text:list-item>
          <text:p text:style-name="P31">Circuit Implementation: Transistor-level design of basic elements (gates, multiplexers, flip-flops, etc.) as well as of some larger blocks (ALUs, caches etc.) that may be implemented at this level, or even at a lower physical level, for performance reasons.</text:p>
        </text:list-item>
        <text:list-item>
          <text:p text:style-name="P31">Physical Implementation: Physical circuits are drawn out, the different circuit components are placed in a chip floor-plan or on a board and the wires connecting them are routed.</text:p>
        </text:list-item>
      </text:list>
      <text:p text:style-name="P9">For CPUs, the entire implementation process is often called CPU design; it can also be a family of related CPU designs, such as RISC and CISC.</text:p>
      <text:h text:style-name="P20" text:outline-level="3"><text:bookmark-start text:name="__RefHeading__667_842860221"/>Complex instruction set computer<text:bookmark-end text:name="__RefHeading__667_842860221"/></text:h>
      <text:p text:style-name="P33">A complex instruction set computer (acronym CISC pronounced sisk), represents a CPU design method in which each instructions can execute several low-level operations, such as a load from memory, an arithmetic operation, and a memory store, all in a single instruction.</text:p>
      <text:h text:style-name="P20" text:outline-level="3"><text:bookmark-start text:name="__RefHeading__554_842860221"/>Reduced instruction set computer<text:bookmark-end text:name="__RefHeading__554_842860221"/></text:h>
      <text:p text:style-name="P9">A reduced instruction set computing (acronym RISC pronounced risk), represents a CPU design method to simplify instructions which "do less" but provide higher performance by making instructions execute very fast.</text:p>
      <text:p text:style-name="P55"><text:span text:style-name="T4">The main feature of a RISC processors is a small core logic which allows designers to increase the number of the register set and increase internal parallelism.</text:span></text:p>
      <text:h text:style-name="P15" text:outline-level="2"><text:bookmark-start text:name="__RefHeading__449_1340938842"/>Micro-Architectural Concepts<text:bookmark-end text:name="__RefHeading__449_1340938842"/></text:h>
      <text:p text:style-name="First_20_line_20_indent">In general, all CPUs, single-chip microprocessors or multi-chip implementations run programs by performing the following steps:</text:p>
      <text:list xml:id="list7587278908514154578" text:style-name="L8">
        <text:list-item>
          <text:p text:style-name="P34">Read an instruction and decode it.</text:p>
        </text:list-item>
        <text:list-item>
          <text:p text:style-name="P34">Find any associated data that is needed to process the instruction.</text:p>
        </text:list-item>
        <text:list-item>
          <text:p text:style-name="P34">Process the instruction.</text:p>
        </text:list-item>
        <text:list-item>
          <text:p text:style-name="P34">Write the results out.</text:p>
        </text:list-item>
      </text:list>
      <text:p text:style-name="First_20_line_20_indent">Complicating this simple-looking series of steps is the fact that the memory hierarchy, which includes caching, main memory and non-volatile storage like hard disks, (where the program instructions and data reside) has always been slower than the processor itself. Step (2) often introduces a delay (in CPU terms often called a "stall") while the data arrives over the computer bus. A big amount of research has been put into designs that avoid these delays as much as possible. Over the years, a central design goal was to execute more instructions in parallel, thus increasing the effective execution speed of a program. These efforts introduced complicated logic and circuit structures. In the past such techniques could only be implemented on expensive mainframes or supercomputers due to the amount of circuitry needed for these techniques. As semiconductor manufacturing progressed, more and more of these techniques could be implemented on a single semiconductor chip.</text:p>
      <text:h text:style-name="Heading_20_3" text:outline-level="3"><text:bookmark-start text:name="__RefHeading__1299_842860221"/>Instruction Set choice<text:bookmark-end text:name="__RefHeading__1299_842860221"/></text:h>
      <text:p text:style-name="First_20_line_20_indent">The choice of which Instruction Set Architecture to use greatly affects the complexity of implementing high performance devices. Over the years, computer designers did their best to simplify instruction sets, in order to enable higher performance implementations by saving designers effort and time for features which improve performance rather than wasting them on the complexity of instruction set.</text:p>
      <text:p text:style-name="First_20_line_20_indent">Instruction set design has progressed from CISC, RISC, VLIW, EPIC types. Architectures that are dealing with data parallelism include SIMD and Vectors.</text:p>
      <text:h text:style-name="P25" text:outline-level="3"><text:bookmark-start text:name="__RefHeading__1301_842860221"/>Instruction pipelining<text:bookmark-end text:name="__RefHeading__1301_842860221"/></text:h>
      <text:p text:style-name="First_20_line_20_indent">One of the first, and most powerful, techniques to improve performance is the use of the instruction pipeline. Early processor designs performed all of the steps above on one instruction before moving onto the next. Large portions of the processor circuitry were left idle at any one step; for instance, the instruction decoding circuitry would be idle during execution and so on.</text:p>
      <text:p text:style-name="First_20_line_20_indent">Pipelines improve performance by allowing a number of instructions to work their way through the processor at the same time. In the same basic example, the processor would start to decode (step 1) a new instruction while the last one was waiting for results. This would allow up to four instructions to be "in flight" at one time, making the processor look four times as fast. Although any one instruction takes just as long to complete (there are still four steps) the CPU as a whole "retires" instructions much faster and can be run at a much higher clock speed.</text:p>
      <text:h text:style-name="Heading_20_3" text:outline-level="3"><text:bookmark-start text:name="__RefHeading__1303_842860221"/>Cache<text:bookmark-end text:name="__RefHeading__1303_842860221"/></text:h>
      <text:p text:style-name="First_20_line_20_indent">Cache is a very fast memory, memory that can be accessed in a few cycles as compared to what is needed to talk to main memory. The CPU includes a cache controller which automates reading and writing from the cache, if the data is already in the cache it simply "appears," whereas if it is not the processor is "stalled" while the cache controller reads it in..</text:p>
      <text:p text:style-name="First_20_line_20_indent">Caches and pipelines were a perfect match for each other. Previously, it didn't make much sense to build a pipeline that could run faster than the access latency of off-chip cash memory. Using on-chip cache memory instead, meant that a pipeline could run at the speed of the cache access latency, a much smaller length of time. This allowed the operating frequencies of processors to increase at a much faster rate than that of off-chip memory.</text:p>
      <text:h text:style-name="P23" text:outline-level="3"><text:bookmark-start text:name="__RefHeading__1305_842860221"/>Branch Prediction and Speculative execution<text:bookmark-end text:name="__RefHeading__1305_842860221"/></text:h>
      <text:p text:style-name="First_20_line_20_indent">Pipeline stalls and flushes due to branches are the two main things preventing achieving higher performance through instruction level parallelism. The from time that the processor's instruction decoder has found that it has encountered a conditional branch instruction to the time that the deciding jumping register value can be read out, the pipeline might be stalled for several cycles. On average, every fifth instruction executed is a branch, so that's a high amount of stalling. If the branch is taken, its even worse, as then all of the subsequent instructions which were in the pipeline needs to be flushed.</text:p>
      <text:p text:style-name="First_20_line_20_indent">Techniques such as branch prediction and speculative execution are used to reduce these branch penalties. Branch prediction is where the hardware makes educated guesses on whether a particular branch will be taken. The guess allows the hardware to prefetch instructions without waiting for the register read. Speculative execution is a further enhancement in which the code along the predicted path is executed before it is known whether the branch should be taken or not.</text:p>
      <text:h text:style-name="Heading_20_3" text:outline-level="3"><text:bookmark-start text:name="__RefHeading__1307_842860221"/>Out-of-order execution<text:bookmark-end text:name="__RefHeading__1307_842860221"/></text:h>
      <text:p text:style-name="First_20_line_20_indent">The addition of caches reduces the frequency or duration of stalls due to waiting for data to be fetched from the main memory hierarchy, but does not get rid of these stalls entirely. In early designs a cache miss would force the cache controller to stall the processor and wait. Of course there may be some other instruction in the program whose data is available in the cache at that point. Out-of-order execution allows that ready instruction to be processed while an older instruction waits on the cache, then re-orders the results to make it appear that everything happened in the programmed order.</text:p>
      <text:h text:style-name="P23" text:outline-level="3"><text:bookmark-start text:name="__RefHeading__1309_842860221"/>Superscalar<text:bookmark-end text:name="__RefHeading__1309_842860221"/></text:h>
      <text:p text:style-name="First_20_line_20_indent">Even with all of the added complexity and gates needed to support the concepts outlined above, improvements in semiconductor manufacturing soon allowed even more logic gates to be used.</text:p>
      <text:p text:style-name="First_20_line_20_indent">In the outline above the processor processes parts of a single instruction at a time. Computer programs could be executed faster if multiple instructions were processed simultaneously. This is what superscalar processors achieve, by replicating functional units such as ALUs. The replication of functional units was only made possible when the integrated circuit (some times called "die") area of a single-issue processor no longer stretched the limits of what could be reliably manufactured. By the late 1980s, superscalar designs started to enter the market place.</text:p>
      <text:p text:style-name="P56">In modern designs it is common to find two load units, one store (many instructions have no results to store), two or more integer math units, two or more floating point units, and often a SIMD unit of some sort. The instruction issue logic grows in complexity by reading in a huge list of instructions from memory and handing them off to the different execution units that are idle at that point. The results are then collected and re-ordered at the end.</text:p>
      <text:h text:style-name="P22" text:outline-level="3"><text:bookmark-start text:name="__RefHeading__1311_842860221"/>Register renaming<text:bookmark-end text:name="__RefHeading__1311_842860221"/></text:h>
      <text:p text:style-name="P53">Register renaming refers to a technique used to avoid unnecessary serialized execution of program instructions because of the reuse of the same registers by those instructions. Suppose we have to groups of instruction that will use the same register, one set of instruction is executed first to leave the register to the other set, but if the other set is assigned to a different similar register both sets of instructions can be executed in parallel.</text:p>
      <text:h text:style-name="P23" text:outline-level="3"><text:bookmark-start text:name="__RefHeading__451_1340938842"/>Multiprocessing and multithreading<text:bookmark-end text:name="__RefHeading__451_1340938842"/></text:h>
      <text:p text:style-name="P54">Due to the growing gap between CPU operating frequencies and DRAM access times, none of the techniques that enhance instruction-level parallelism (ILP) within one program could overcome the long stalls (delays) that occurred when data had to be fetched from main memory. Additionally, the large transistor counts and high operating frequencies needed for the more advanced ILP techniques required power dissipation levels that could no longer be cheaply cooled. For these reasons, newer generations of computers have started to utilize higher levels of parallelism that exist outside of a single program or program thread.</text:p>
      <text:p text:style-name="P54">This trend is sometimes known as "throughput computing". This idea originated in the mainframe market where online transaction processing emphasized not just the execution speed of one transaction, but the capacity to deal with big numbers of transactions at the same time. With transaction-based applications such as network routing and web-site serving greatly increasing in the last decade, the computer industry has re-emphasized capacity and throughput issues.</text:p>
      <text:h text:style-name="P14" text:outline-level="2"><text:bookmark-start text:name="__RefHeading__556_842860221"/><text:span text:style-name="T10">Conclusion</text:span><text:bookmark-end text:name="__RefHeading__556_842860221"/></text:h>
      <text:p text:style-name="P10">In computer engineering, computer architecture is a set of disciplines that describes the functionality, the organization and the implementation of computer systems; that is, it defines the capabilities of a computer and its programming model in an abstract way, and how the internal organization of the system is designed and implemented to meet the specified capabilities. Computer architecture involves many aspects, including instruction set architecture design, microarchitecture design, logic design, and implementation.</text:p>
      <text:h text:style-name="P18" text:outline-level="2"><text:bookmark-start text:name="__RefHeading__477_1684456359"/>Key vocabulary:<text:bookmark-end text:name="__RefHeading__477_1684456359"/></text:h>
      <text:list xml:id="list3318639127532062112" text:style-name="L9">
        <text:list-item>
          <text:p text:style-name="P38">Microarchitecture – Микроархитектура</text:p>
        </text:list-item>
        <text:list-item>
          <text:p text:style-name="P39">Instruction set architecture – Архитектура набора команд</text:p>
        </text:list-item>
        <text:list-item>
          <text:p text:style-name="P40">Control flow – Поток исполнения</text:p>
        </text:list-item>
        <text:list-item>
          <text:p text:style-name="P35"><text:span text:style-name="T1">CISC – К</text:span>омпьютер с полным набором команд</text:p>
        </text:list-item>
        <text:list-item>
          <text:p text:style-name="P41">RISC – Компьютер с сокращённым набором команд</text:p>
        </text:list-item>
        <text:list-item>
          <text:p text:style-name="P36"><text:span text:style-name="T5">Instruction set choice – </text:span><text:bookmark text:name=".D0.92.D1.8B.D0.B1.D0.BE.D1.80_.D1.81.D0.B8.D1.81.D1.82.D0.B5.D0.BC.D1.8B_.D0.BA.D0.BE.D0.BC.D0.B0.D0.BD.D0.B4"/>Выбор системы команд</text:p>
        </text:list-item>
        <text:list-item>
          <text:p text:style-name="P37"><text:span text:style-name="T6">Instruction pipelining – </text:span><text:bookmark text:name=".D0.9A.D0.BE.D0.BD.D0.B2.D0.B5.D0.B9.D0.B5.D1.80.D0.B8.D0.B7.D0.B0.D1.86.D0.B8.D1.8F_.D0.B8.D0.BD.D1.81.D1.82.D1.80.D1.83.D0.BA.D1.86.D0.B8.D0.B9"/>Конвейеризация инструкций</text:p>
        </text:list-item>
        <text:list-item>
          <text:p text:style-name="P37"><text:span text:style-name="T6">Out-of-order execution – </text:span><text:bookmark text:name=".D0.98.D1.81.D0.BF.D0.BE.D0.BB.D0.BD.D0.B5.D0.BD.D0.B8.D0.B5_.D0.BD.D0.B5_.D0.BF.D0.BE_.D0.BF.D0.BE.D1.80.D1.8F.D0.B4.D0.BA.D1.83"/>Исполнение не по порядку<text:bookmark text:name=".D0.A1.D1.83.D0.BF.D0.B5.D1.80.D1.81.D0.BA.D0.B0.D0.BB.D1.8F.D1.80.D0.BD.D0.BE.D1.81.D1.82.D1.8C"/></text:p>
        </text:list-item>
        <text:list-item>
          <text:p text:style-name="P37"><text:span text:style-name="T6">Register renaming – </text:span><text:bookmark text:name=".D0.9F.D0.B5.D1.80.D0.B5.D0.B8.D0.BC.D0.B5.D0.BD.D0.BE.D0.B2.D0.B0.D0.BD.D0.B8.D0.B5_.D1.80.D0.B5.D0.B3.D0.B8.D1.81.D1.82.D1.80.D0.BE.D0.B2"/>Переименование регистров</text:p>
        </text:list-item>
      </text:list>
      <text:h text:style-name="P13" text:outline-level="2"><text:bookmark-start text:name="__RefHeading__1284_2063401007"/>References<text:bookmark-end text:name="__RefHeading__1284_2063401007"/></text:h>
      <text:list xml:id="list4230598742493837704" text:style-name="L10">
        <text:list-item>
          <text:p text:style-name="P42"><text:a xlink:type="simple" xlink:href="http://simple.wikipedia.org/wiki/Computer_architecture" text:style-name="Internet_20_link" text:visited-style-name="Visited_20_Internet_20_Link">http://simple.wikipedia.org/wiki/Computer_architecture</text:a></text:p>
        </text:list-item>
        <text:list-item>
          <text:p text:style-name="P42">Tanenbaum, Andrew S. (1979). Structured Computer Organization. Englewood Cliffs, New Jersey: Prentice-Hall. ISBN 0-13-148521-0</text:p>
        </text:list-item>
        <text:list-item>
          <text:p text:style-name="P42">John L. Hennessy and David A. Patterson (2003). Computer Architecture: A Quantitative Approach (Third Edition ed.). Morgan Kaufmann Publishers, Inc. ISBN 1558605967 .</text:p>
        </text:list-item>
        <text:list-item>
          <text:p text:style-name="P42">Phillip A. Laplante (2001). Dictionary of Computer Science, Engineering, and Technology. CRC Press. pp. 94–95. ISBN 0849326915 .</text:p>
        </text:list-item>
        <text:list-item>
          <text:p text:style-name="P43">D. Patterson and J. Hennessy (2004-08-02). Computer Organization and Design: The Hardware/Software Interface. Morgan Kaufmann Publishers, Inc.. ISBN 15586060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1665in" fo:margin-bottom="0.0835in" loext:contextual-spacing="false" style:page-number="auto" fo:background-color="transparent" style:shadow="none" fo:keep-with-next="always">
        <style:background-image/>
      </style:paragraph-propertie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in" fo:margin-bottom="0.0972in" loext:contextual-spacing="false" fo:line-height="120%" fo:text-align="justify" style:justify-single-word="false" style:page-number="auto"/>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auto-update="true" style:class="index">
      <style:paragraph-properties text:number-lines="false" text:line-number="0"/>
      <style:text-properties fo:font-size="14pt"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First_20_line_20_indent"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First_20_line_20_indent" style:auto-update="true" style:default-outline-level="3" style:class="text" style:master-page-name="">
      <style:paragraph-properties fo:margin-top="0.0972in" fo:margin-bottom="0.0835in" loext:contextual-spacing="false" style:page-number="auto" fo:background-color="transparent">
        <style:tab-stops/>
        <style:background-image/>
      </style:paragraph-properties>
      <style:text-properties fo:color="#80808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auto-update="true" style:class="text">
      <style:paragraph-properties fo:margin-left="0in" fo:margin-right="0in" fo:text-indent="0.1965in" style:auto-text-indent="false"/>
      <style:text-properties fo:font-size="14pt"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4pt"/>
    </style:style>
    <style:style style:name="Contents_20_3" style:display-name="Contents 3" style:family="paragraph" style:parent-style-name="Index" style:auto-update="true"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1be11" officeooo:paragraph-rsid="0021be11"/>
    </style:style>
    <style:style style:name="MP2" style:family="paragraph" style:parent-style-name="Header">
      <style:paragraph-properties fo:text-align="center" style:justify-single-word="false"/>
      <style:text-properties officeooo:rsid="003d7e09" officeooo:paragraph-rsid="003d7e09"/>
    </style:style>
    <style:style style:name="MP3" style:family="paragraph" style:parent-style-name="Footer">
      <style:paragraph-properties fo:text-align="center" style:justify-single-word="false"/>
      <style:text-properties officeooo:rsid="0021be11" officeooo:paragraph-rsid="0021be11"/>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number:date-style style:name="N120">
      <number:year number:style="long"/>
    </number:date-style>
  </office:automatic-styles>
  <office:master-styles>
    <style:master-page style:name="Standard" style:page-layout-name="Mpm1">
      <style:header>
        <text:p text:style-name="MP1">Page <text:page-number text:select-page="current">13</text:page-number> of <text:page-count>13</text:page-count></text:p>
      </style:header>
      <style:header-first>
        <text:p text:style-name="MP2">Lomonosov Moscow State University</text:p>
        <text:p text:style-name="MP2">The faculty of Computational Mathematics and Cybernetics</text:p>
      </style:header-first>
      <style:footer>
        <text:p text:style-name="Footer"/>
      </style:footer>
      <style:footer-first>
        <text:p text:style-name="MP3">Moscow, <text:date style:data-style-name="N120" text:date-value="2015-02-26T10:05:15.674722124" text:fixed="true">2015</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0:04:15.443175206</meta:creation-date>
    <meta:generator>LibreOffice/4.3.7.2$Linux_X86_64 LibreOffice_project/430$Build-2</meta:generator>
    <meta:editing-duration>PT3H40M57S</meta:editing-duration>
    <meta:editing-cycles>65</meta:editing-cycles>
    <dc:title>Computer architecture</dc:title>
    <dc:date>2015-05-19T00:28:40.845821250</dc:date>
    <meta:document-statistic meta:table-count="1" meta:image-count="0" meta:object-count="0" meta:page-count="13" meta:paragraph-count="134" meta:word-count="2704" meta:character-count="17814" meta:non-whitespace-character-count="15274"/>
  </office:meta>
</office:document-meta>
</file>